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9BBB59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9BBB59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9BBB59" fo:border-bottom="none" fo:border-left="none" fo:border-right="none"/>
    </style:style>
    <style:style style:name="ce7" style:family="table-cell" style:parent-style-name="Default" style:data-style-name="N36"/>
    <style:style style:name="ce8" style:family="table-cell" style:parent-style-name="Default" style:data-style-name="N14"/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EEECE1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EEECE1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EECE1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1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1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1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1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wrap-option="wrap" fo:background-color="#C5D9F1" style:repeat-content="false"/>
      <style:paragraph-properties fo:text-align="center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C5D9F1"/>
    </style:style>
    <style:style style:name="co1" style:family="table-column">
      <style:table-column-properties fo:break-before="auto" style:column-width="3.21733333333333cm" style:use-optimal-column-width="true"/>
    </style:style>
    <style:style style:name="co2" style:family="table-column">
      <style:table-column-properties fo:break-before="auto" style:column-width="4.29683333333333cm" style:use-optimal-column-width="true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1.778cm" style:use-optimal-column-width="true"/>
    </style:style>
    <style:style style:name="co9" style:family="table-column">
      <style:table-column-properties fo:break-before="auto" style:column-width="4.10633333333333cm" style:use-optimal-column-width="true"/>
    </style:style>
    <style:style style:name="co10" style:family="table-column">
      <style:table-column-properties fo:break-before="auto" style:column-width="3.153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false" fo:break-before="auto"/>
    </style:style>
    <style:style style:name="ro3" style:family="table-row">
      <style:table-row-properties style:row-height="72pt" style:use-optimal-row-height="false" fo:break-before="auto"/>
    </style:style>
    <style:style style:name="ro4" style:family="table-row">
      <style:table-row-properties style:row-height="4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on_calculato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month</text:p>
          </table:table-cell>
          <table:table-cell office:value-type="string" table:style-name="ce3">
            <text:p>all users</text:p>
          </table:table-cell>
          <table:table-cell office:value-type="string" table:style-name="ce3">
            <text:p>new users</text:p>
          </table:table-cell>
          <table:table-cell office:value-type="string" table:style-name="ce3">
            <text:p>old users</text:p>
          </table:table-cell>
          <table:table-cell office:value-type="string" table:style-name="ce3">
            <text:p>Retention</text:p>
          </table:table-cell>
          <table:table-cell office:value-type="string" table:style-name="ce3">
            <text:p>Revenue</text:p>
          </table:table-cell>
          <table:table-cell office:value-type="string" table:style-name="ce3">
            <text:p>Marketing costs</text:p>
          </table:table-cell>
          <table:table-cell office:value-type="string" table:style-name="ce3">
            <text:p>Fixed costs</text:p>
          </table:table-cell>
          <table:table-cell office:value-type="string" table:style-name="ce3">
            <text:p>CAC</text:p>
          </table:table-cell>
          <table:table-cell office:value-type="string" table:style-name="ce3">
            <text:p>%CAC</text:p>
          </table:table-cell>
          <table:table-cell office:value-type="string" table:style-name="ce3">
            <text:p>%Fixed costs</text:p>
          </table:table-cell>
          <table:table-cell office:value-type="string" table:style-name="ce3">
            <text:p>Margin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string" table:style-name="ce5">
            <text:p>March</text:p>
          </table:table-cell>
          <table:table-cell office:value-type="float" office:value="201" table:style-name="ce6">
            <text:p>201</text:p>
          </table:table-cell>
          <table:table-cell office:value-type="float" office:value="164" table:style-name="ce1">
            <text:p>164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currency" office:value="58946.27" table:style-name="ce7">
            <text:p>58 946,27 ₽</text:p>
          </table:table-cell>
          <table:table-cell office:value-type="currency" office:value="205731" table:style-name="ce7">
            <text:p>205 731,00 ₽</text:p>
          </table:table-cell>
          <table:table-cell office:value-type="currency" office:value="1200000" table:style-name="ce7">
            <text:p>1 200 000,00 ₽</text:p>
          </table:table-cell>
          <table:table-cell office:value-type="currency" office:value="1254.46" table:style-name="ce7">
            <text:p>1 254,46 ₽</text:p>
          </table:table-cell>
          <table:table-cell office:value-type="percentage" office:value="0.73040000000000005" table:style-name="ce8">
            <text:p>73,04%</text:p>
          </table:table-cell>
          <table:table-cell office:value-type="percentage" office:value="20.357500000000002" table:style-name="ce8">
            <text:p>2035,75%</text:p>
          </table:table-cell>
          <table:table-cell office:value-type="percentage" office:value="-20.088000000000001" table:style-name="ce8">
            <text:p>-2008,80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April</text:p>
          </table:table-cell>
          <table:table-cell office:value-type="float" office:value="5289" table:style-name="ce1">
            <text:p>5289</text:p>
          </table:table-cell>
          <table:table-cell office:value-type="float" office:value="4906" table:style-name="ce1">
            <text:p>4906</text:p>
          </table:table-cell>
          <table:table-cell office:value-type="float" office:value="383" table:style-name="ce1">
            <text:p>383</text:p>
          </table:table-cell>
          <table:table-cell office:value-type="percentage" office:value="1.905" table:style-name="ce8">
            <text:p>190,50%</text:p>
          </table:table-cell>
          <table:table-cell office:value-type="currency" office:value="1608279.12" table:style-name="ce7">
            <text:p>1 608 279,12 ₽</text:p>
          </table:table-cell>
          <table:table-cell office:value-type="currency" office:value="10219571.9" table:style-name="ce7">
            <text:p>10 219 571,90 ₽</text:p>
          </table:table-cell>
          <table:table-cell office:value-type="currency" office:value="1200000" table:style-name="ce7">
            <text:p>1 200 000,00 ₽</text:p>
          </table:table-cell>
          <table:table-cell office:value-type="currency" office:value="2083.08" table:style-name="ce7">
            <text:p>2 083,08 ₽</text:p>
          </table:table-cell>
          <table:table-cell office:value-type="percentage" office:value="1.2129000000000001" table:style-name="ce8">
            <text:p>121,29%</text:p>
          </table:table-cell>
          <table:table-cell office:value-type="percentage" office:value="0.74609999999999999" table:style-name="ce8">
            <text:p>74,61%</text:p>
          </table:table-cell>
          <table:table-cell office:value-type="percentage" office:value="-0.95909999999999995" table:style-name="ce8">
            <text:p>-95,91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May</text:p>
          </table:table-cell>
          <table:table-cell office:value-type="float" office:value="8990" table:style-name="ce1">
            <text:p>8990</text:p>
          </table:table-cell>
          <table:table-cell office:value-type="float" office:value="4322" table:style-name="ce1">
            <text:p>4322</text:p>
          </table:table-cell>
          <table:table-cell office:value-type="float" office:value="4668" table:style-name="ce1">
            <text:p>4668</text:p>
          </table:table-cell>
          <table:table-cell office:value-type="percentage" office:value="0.88300000000000001" table:style-name="ce8">
            <text:p>88,30%</text:p>
          </table:table-cell>
          <table:table-cell office:value-type="currency" office:value="2861480.95" table:style-name="ce7">
            <text:p>2 861 480,95 ₽</text:p>
          </table:table-cell>
          <table:table-cell office:value-type="currency" office:value="8554785.1199999992" table:style-name="ce7">
            <text:p>8 554 785,12 ₽</text:p>
          </table:table-cell>
          <table:table-cell office:value-type="currency" office:value="1300000" table:style-name="ce7">
            <text:p>1 300 000,00 ₽</text:p>
          </table:table-cell>
          <table:table-cell office:value-type="currency" office:value="1979.36" table:style-name="ce7">
            <text:p>1 979,36 ₽</text:p>
          </table:table-cell>
          <table:table-cell office:value-type="percentage" office:value="1.1525000000000001" table:style-name="ce8">
            <text:p>115,25%</text:p>
          </table:table-cell>
          <table:table-cell office:value-type="percentage" office:value="0.45429999999999998" table:style-name="ce8">
            <text:p>45,43%</text:p>
          </table:table-cell>
          <table:table-cell office:value-type="percentage" office:value="-0.60680000000000001" table:style-name="ce8">
            <text:p>-60,68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June</text:p>
          </table:table-cell>
          <table:table-cell office:value-type="float" office:value="10323" table:style-name="ce1">
            <text:p>10323</text:p>
          </table:table-cell>
          <table:table-cell office:value-type="float" office:value="3088" table:style-name="ce1">
            <text:p>3088</text:p>
          </table:table-cell>
          <table:table-cell office:value-type="float" office:value="7235" table:style-name="ce1">
            <text:p>7235</text:p>
          </table:table-cell>
          <table:table-cell office:value-type="percentage" office:value="0.80500000000000005" table:style-name="ce8">
            <text:p>80,50%</text:p>
          </table:table-cell>
          <table:table-cell office:value-type="currency" office:value="3291759.77" table:style-name="ce7">
            <text:p>3 291 759,77 ₽</text:p>
          </table:table-cell>
          <table:table-cell office:value-type="currency" office:value="8365576.8600000003" table:style-name="ce7">
            <text:p>8 365 576,86 ₽</text:p>
          </table:table-cell>
          <table:table-cell office:value-type="currency" office:value="1300000" table:style-name="ce7">
            <text:p>1 300 000,00 ₽</text:p>
          </table:table-cell>
          <table:table-cell office:value-type="currency" office:value="2709.06" table:style-name="ce7">
            <text:p>2 709,06 ₽</text:p>
          </table:table-cell>
          <table:table-cell office:value-type="percentage" office:value="1.5773999999999999" table:style-name="ce8">
            <text:p>157,74%</text:p>
          </table:table-cell>
          <table:table-cell office:value-type="percentage" office:value="0.39489999999999997" table:style-name="ce8">
            <text:p>39,49%</text:p>
          </table:table-cell>
          <table:table-cell office:value-type="percentage" office:value="-0.97230000000000005" table:style-name="ce8">
            <text:p>-97,23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July</text:p>
          </table:table-cell>
          <table:table-cell office:value-type="float" office:value="9998" table:style-name="ce1">
            <text:p>9998</text:p>
          </table:table-cell>
          <table:table-cell office:value-type="float" office:value="1756" table:style-name="ce1">
            <text:p>1756</text:p>
          </table:table-cell>
          <table:table-cell office:value-type="float" office:value="8242" table:style-name="ce1">
            <text:p>8242</text:p>
          </table:table-cell>
          <table:table-cell office:value-type="percentage" office:value="0.79800000000000004" table:style-name="ce8">
            <text:p>79,80%</text:p>
          </table:table-cell>
          <table:table-cell office:value-type="currency" office:value="3205517.19" table:style-name="ce7">
            <text:p>3 205 517,19 ₽</text:p>
          </table:table-cell>
          <table:table-cell office:value-type="currency" office:value="5982209.9199999999" table:style-name="ce7">
            <text:p>5 982 209,92 ₽</text:p>
          </table:table-cell>
          <table:table-cell office:value-type="currency" office:value="1300000" table:style-name="ce7">
            <text:p>1 300 000,00 ₽</text:p>
          </table:table-cell>
          <table:table-cell office:value-type="currency" office:value="3406.73" table:style-name="ce7">
            <text:p>3 406,73 ₽</text:p>
          </table:table-cell>
          <table:table-cell office:value-type="percentage" office:value="1.9836" table:style-name="ce8">
            <text:p>198,36%</text:p>
          </table:table-cell>
          <table:table-cell office:value-type="percentage" office:value="0.40560000000000002" table:style-name="ce8">
            <text:p>40,56%</text:p>
          </table:table-cell>
          <table:table-cell office:value-type="percentage" office:value="-1.3892" table:style-name="ce8">
            <text:p>-138,92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August</text:p>
          </table:table-cell>
          <table:table-cell office:value-type="float" office:value="8032" table:style-name="ce1">
            <text:p>8032</text:p>
          </table:table-cell>
          <table:table-cell office:value-type="float" office:value="246" table:style-name="ce1">
            <text:p>246</text:p>
          </table:table-cell>
          <table:table-cell office:value-type="float" office:value="7786" table:style-name="ce1">
            <text:p>7786</text:p>
          </table:table-cell>
          <table:table-cell office:value-type="percentage" office:value="0.77900000000000003" table:style-name="ce8">
            <text:p>77,90%</text:p>
          </table:table-cell>
          <table:table-cell office:value-type="currency" office:value="2567531.4900000002" table:style-name="ce7">
            <text:p>2 567 531,49 ₽</text:p>
          </table:table-cell>
          <table:table-cell office:value-type="currency" office:value="1094171.8999999999" table:style-name="ce7">
            <text:p>1 094 171,90 ₽</text:p>
          </table:table-cell>
          <table:table-cell office:value-type="currency" office:value="1300000" table:style-name="ce7">
            <text:p>1 300 000,00 ₽</text:p>
          </table:table-cell>
          <table:table-cell office:value-type="currency" office:value="4447.8500000000004" table:style-name="ce7">
            <text:p>4 447,85 ₽</text:p>
          </table:table-cell>
          <table:table-cell office:value-type="percentage" office:value="2.5899000000000001" table:style-name="ce8">
            <text:p>258,99%</text:p>
          </table:table-cell>
          <table:table-cell office:value-type="percentage" office:value="0.50629999999999997" table:style-name="ce8">
            <text:p>50,63%</text:p>
          </table:table-cell>
          <table:table-cell office:value-type="percentage" office:value="-2.0962000000000001" table:style-name="ce8">
            <text:p>-209,62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Totally</text:p>
          </table:table-cell>
          <table:table-cell office:value-type="float" office:value="42834" table:style-name="ce1">
            <text:p>42834</text:p>
          </table:table-cell>
          <table:table-cell office:value-type="float" office:value="14482" table:style-name="ce1">
            <text:p>14482</text:p>
          </table:table-cell>
          <table:table-cell office:value-type="float" office:value="28352" table:style-name="ce1">
            <text:p>28352</text:p>
          </table:table-cell>
          <table:table-cell table:style-name="ce1"/>
          <table:table-cell office:value-type="currency" office:value="13593514.779999999" table:style-name="ce7">
            <text:p>13 593 514,78 ₽</text:p>
          </table:table-cell>
          <table:table-cell office:value-type="currency" office:value="34422046.700000003" table:style-name="ce7">
            <text:p>34 422 046,70 ₽</text:p>
          </table:table-cell>
          <table:table-cell office:value-type="currency" office:value="7600000" table:style-name="ce7">
            <text:p>7 600 000,00 ₽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8" table:style-name="ce11"/>
          <table:table-cell table:number-columns-repeated="16372" table:style-name="ce1"/>
        </table:table-row>
        <table:table-row table:style-name="ro1">
          <table:table-cell office:value-type="string" table:style-name="ce1">
            <text:p>avg Retention</text:p>
          </table:table-cell>
          <table:table-cell office:value-type="percentage" office:value="0.81499999999999995" table:style-name="ce8">
            <text:p>81,50%</text:p>
          </table:table-cell>
          <table:table-cell office:value-type="string" table:style-name="ce1">
            <text:p>without apr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fetime (months)</text:p>
          </table:table-cell>
          <table:table-cell office:value-type="float" office:value="5.41" table:style-name="ce1">
            <text:p>5,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TR</text:p>
          </table:table-cell>
          <table:table-cell office:value-type="currency" office:value="1717.41" table:style-name="ce7">
            <text:p>1 717,41 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C avg</text:p>
          </table:table-cell>
          <table:table-cell office:value-type="currency" office:value="2376.88" table:style-name="ce7">
            <text:p>2 376,88 ₽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2"/>
          <table:table-cell office:value-type="string" table:style-name="ce12">
            <text:p>AS-IS</text:p>
          </table:table-cell>
          <table:table-cell office:value-type="string" table:style-name="ce13">
            <text:p>change</text:p>
          </table:table-cell>
          <table:table-cell office:value-type="string" table:style-name="ce14">
            <text:p>TO-BE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Retention</text:p>
          </table:table-cell>
          <table:table-cell office:value-type="percentage" office:value="0.81520000000000004" table:style-name="ce16">
            <text:p>81,52%</text:p>
          </table:table-cell>
          <table:table-cell office:value-type="percentage" office:value="0.1" table:style-name="ce17">
            <text:p>10,00%</text:p>
          </table:table-cell>
          <table:table-cell office:value-type="percentage" office:value="0.89670000000000005" table:style-name="ce18">
            <text:p>89,67%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LT</text:p>
          </table:table-cell>
          <table:table-cell office:value-type="float" office:value="5.41" table:style-name="ce19">
            <text:p>5,41</text:p>
          </table:table-cell>
          <table:table-cell table:style-name="ce20"/>
          <table:table-cell office:value-type="float" office:value="9.68" table:style-name="ce21">
            <text:p>9,68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Price unit</text:p>
          </table:table-cell>
          <table:table-cell office:value-type="currency" office:value="317.36" table:style-name="ce22">
            <text:p>317,36 ₽</text:p>
          </table:table-cell>
          <table:table-cell table:style-name="ce20"/>
          <table:table-cell office:value-type="currency" office:value="364.6" table:style-name="ce23">
            <text:p>364,60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Discounts</text:p>
          </table:table-cell>
          <table:table-cell office:value-type="percentage" office:value="9.3299999999999994E-2" table:style-name="ce16">
            <text:p>9,33%</text:p>
          </table:table-cell>
          <table:table-cell office:value-type="percentage" office:value="-0.05" table:style-name="ce17">
            <text:p>-5,00%</text:p>
          </table:table-cell>
          <table:table-cell office:value-type="percentage" office:value="8.8599999999999998E-2" table:style-name="ce18">
            <text:p>8,86%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Price standart</text:p>
          </table:table-cell>
          <table:table-cell office:value-type="currency" office:value="350" table:style-name="ce22">
            <text:p>350,00 ₽</text:p>
          </table:table-cell>
          <table:table-cell office:value-type="percentage" office:value="0.14000000000000001" table:style-name="ce24">
            <text:p>14%</text:p>
          </table:table-cell>
          <table:table-cell office:value-type="currency" office:value="400.05" table:style-name="ce23">
            <text:p>400,05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LTR</text:p>
          </table:table-cell>
          <table:table-cell office:value-type="currency" office:value="1717.41" table:style-name="ce22">
            <text:p>1 717,41 ₽</text:p>
          </table:table-cell>
          <table:table-cell table:style-name="ce20"/>
          <table:table-cell office:value-type="currency" office:value="3530.7" table:style-name="ce23">
            <text:p>3 530,70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CAC avg</text:p>
          </table:table-cell>
          <table:table-cell office:value-type="currency" office:value="2376.88" table:style-name="ce22">
            <text:p>2 376,88 ₽</text:p>
          </table:table-cell>
          <table:table-cell office:value-type="percentage" office:value="-0.47" table:style-name="ce24">
            <text:p>-47%</text:p>
          </table:table-cell>
          <table:table-cell office:value-type="currency" office:value="1259.75" table:style-name="ce23">
            <text:p>1 259,75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CAC%</text:p>
          </table:table-cell>
          <table:table-cell office:value-type="percentage" office:value="1.38" table:style-name="ce25">
            <text:p>138%</text:p>
          </table:table-cell>
          <table:table-cell table:style-name="ce20"/>
          <table:table-cell office:value-type="percentage" office:value="0.35680000000000001" table:style-name="ce18">
            <text:p>35,68%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CAC per unit</text:p>
          </table:table-cell>
          <table:table-cell office:value-type="currency" office:value="439.22" table:style-name="ce22">
            <text:p>439,22 ₽</text:p>
          </table:table-cell>
          <table:table-cell table:style-name="ce20"/>
          <table:table-cell office:value-type="currency" office:value="439.22" table:style-name="ce23">
            <text:p>439,22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Fixed Costs per unit</text:p>
          </table:table-cell>
          <table:table-cell office:value-type="currency" office:value="177.43" table:style-name="ce22">
            <text:p>177,43 ₽</text:p>
          </table:table-cell>
          <table:table-cell office:value-type="percentage" office:value="-0.3" table:style-name="ce24">
            <text:p>-30%</text:p>
          </table:table-cell>
          <table:table-cell office:value-type="currency" office:value="124.2" table:style-name="ce23">
            <text:p>124,20 ₽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5">
            <text:p>Fixed costs%</text:p>
          </table:table-cell>
          <table:table-cell office:value-type="percentage" office:value="0.56000000000000005" table:style-name="ce25">
            <text:p>56%</text:p>
          </table:table-cell>
          <table:table-cell table:style-name="ce20"/>
          <table:table-cell office:value-type="percentage" office:value="0.39140000000000003" table:style-name="ce18">
            <text:p>39,14%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table:style-name="ce15"/>
          <table:table-cell table:style-name="ce19"/>
          <table:table-cell table:style-name="ce20"/>
          <table:table-cell table:style-name="ce21"/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argin</text:p>
          </table:table-cell>
          <table:table-cell office:value-type="percentage" office:value="-0.94299999999999995" table:style-name="ce26">
            <text:p>-94,30%</text:p>
          </table:table-cell>
          <table:table-cell table:style-name="ce27"/>
          <table:table-cell office:value-type="percentage" office:value="0.252" table:style-name="ce28">
            <text:p>25,20%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&lt;<text:s/>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9">
            <text:p>Avg retention for the period May-August is 81,5%. The highest rate is in May and then it starts to decrease</text:p>
          </table:table-cell>
          <table:covered-table-cell table:number-columns-repeated="3"/>
          <table:table-cell table:number-columns-spanned="1" table:number-rows-spanned="3" table:style-name="ce30"/>
          <table:table-cell table:number-columns-spanned="1" table:number-rows-spanned="3" table:style-name="ce30"/>
          <table:table-cell office:value-type="string" table:number-columns-spanned="7" table:number-rows-spanned="1" table:style-name="ce29">
            <text:p>Performed unit economy calculator shows that our online cinema functions inefficiently <text:s/>and has -210% margin by the end of settlement period and avg margin -94% for the whole period.</text:p>
          </table:table-cell>
          <table:covered-table-cell table:number-columns-repeated="6"/>
          <table:table-cell table:number-columns-spanned="1" table:number-rows-spanned="3" table:style-name="ce30"/>
          <table:table-cell table:number-columns-repeated="16370"/>
        </table:table-row>
        <table:table-row table:style-name="ro3">
          <table:table-cell office:value-type="string" table:number-columns-spanned="4" table:number-rows-spanned="1" table:style-name="ce29">
            <text:p>Retention of Aprile is not included into the final calculations, because it was settling-in-period and April rate doesn't reflect objectively.</text:p>
          </table:table-cell>
          <table:covered-table-cell table:number-columns-repeated="3"/>
          <table:covered-table-cell/>
          <table:covered-table-cell/>
          <table:table-cell office:value-type="string" table:number-columns-spanned="7" table:number-rows-spanned="1" table:style-name="ce29">
            <text:p>To get the 25% margin we can try to reduce marketing costs for 47% , decrease fixed costs for 30% and increase the subscription price for 14% to get the price 400 russian rubles and reduce discounts for 5% trying to high retention for 10%.</text:p>
          </table:table-cell>
          <table:covered-table-cell table:number-columns-repeated="6"/>
          <table:covered-table-cell/>
          <table:table-cell table:number-columns-repeated="16370"/>
        </table:table-row>
        <table:table-row table:style-name="ro4">
          <table:table-cell table:number-columns-spanned="4" table:number-rows-spanned="1" table:style-name="ce31"/>
          <table:covered-table-cell table:number-columns-repeated="3"/>
          <table:covered-table-cell/>
          <table:covered-table-cell/>
          <table:table-cell table:number-columns-spanned="7" table:number-rows-spanned="1" table:style-name="ce31"/>
          <table:covered-table-cell table:number-columns-repeated="6"/>
          <table:covered-table-cell/>
          <table:table-cell table:number-columns-repeated="16370"/>
        </table:table-row>
        <table:table-row table:number-rows-repeated="1048542" table:style-name="ro1">
          <table:table-cell table:number-columns-repeated="16384"/>
        </table:table-row>
      </table:table>
      <table:table table:name="visualization" table:style-name="ta2">
        <table:table-column table:style-name="co4" table:number-columns-repeated="16384" table:default-cell-style-name="ce1"/>
        <table:table-row table:style-name="ro1">
          <table:table-cell table:style-name="ce1">
            <draw:frame draw:z-index="1" draw:id="id0" draw:style-name="a0" draw:name="Диаграмма 2" svg:x="0in" svg:y="0in" svg:width="6.89167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Диаграмма 3" svg:x="0in" svg:y="0.19167in" svg:width="7.19167in" svg:height="3.4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'file:///C:/Users/Alex/Downloads/16%2013_43_2864131d0076a873.10878902КурсоваяработаОльгаКатречко.xlsx'#Подписчики" table:style-name="ta3">
        <table:table-source xlink:href="file:///C:/Users/Alex/Downloads/16%2013_43_2864131d0076a873.10878902КурсоваяработаОльгаКатречко.xlsx" table:table-name="Подписчики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lex</meta:initial-creator>
    <dc:creator>Volha Katrechka</dc:creator>
    <meta:creation-date>2023-07-01T17:46:33Z</meta:creation-date>
    <dc:date>2023-07-02T18:35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b7b7b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true">
        <chart:label-separator>
          <text:p text:style-name="a16" text:class-names="" text:cond-style-name="">;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9" text:class-names="" text:cond-style-name="">;<text:s text:c="1"/></text:p>
        </chart:label-separator>
      </style:chart-properties>
      <style:graphic-properties draw:fill="solid" draw:fill-color="#7cafd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0" text:class-names="" text:cond-style-name="">;<text:s text:c="1"/></text:p>
        </chart:label-separator>
      </style:chart-properties>
      <style:graphic-properties draw:fill="solid" draw:fill-color="#8cc16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1" text:class-names="" text:cond-style-name="">;<text:s text:c="1"/></text:p>
        </chart:label-separator>
      </style:chart-properties>
      <style:graphic-properties draw:fill="solid" draw:fill-color="#335a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5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18" text:class-names="" text:cond-style-name="">;<text:s text:c="1"/></text:p>
        </chart:label-separator>
      </style:chart-properties>
      <style:graphic-properties draw:fill="solid" draw:fill-color="#ffcd3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0" text:class-names="" text:cond-style-name="">;<text:s text:c="1"/></text:p>
        </chart:label-separator>
      </style:chart-properties>
      <style:graphic-properties draw:fill="solid" draw:fill-color="#9973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0">
      <style:chart-properties chart:auto-position="true">
        <chart:label-separator>
          <text:p text:style-name="a1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255e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2" text:class-names="" text:cond-style-name="">;<text:s text:c="1"/></text:p>
        </chart:label-separator>
      </style:chart-properties>
      <style:graphic-properties draw:fill="solid" draw:fill-color="#4368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698ed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4" text:class-names="" text:cond-style-name="">;<text:s text:c="1"/></text:p>
        </chart:label-separator>
      </style:chart-properties>
      <style:graphic-properties draw:fill="solid" draw:fill-color="#f1975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96.2pt" chart:style-name="Crt0">
        <chart:title svg:x="97.68496062992126pt" svg:y="6.0pt" chart:style-name="CT00">
          <text:p text:style-name="a0" text:class-names="" text:cond-style-name="">Top movie rating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series chart:label-cell-address="local-table.$E$1" chart:values-cell-range-address="local-table.$E$2" chart:class="chart:bar" chart:attached-axis="primary-y" chart:style-name="G0S3">
            <chart:data-label chart:style-name="DL03"/>
            <chart:data-point/>
          </chart:series>
          <chart:series chart:label-cell-address="local-table.$F$1" chart:values-cell-range-address="local-table.$F$2" chart:class="chart:bar" chart:attached-axis="primary-y" chart:style-name="G0S4">
            <chart:data-label chart:style-name="DL04"/>
            <chart:data-point/>
          </chart:series>
          <chart:series chart:label-cell-address="local-table.$G$1" chart:values-cell-range-address="local-table.$G$2" chart:class="chart:bar" chart:attached-axis="primary-y" chart:style-name="G0S5">
            <chart:data-label chart:style-name="DL05"/>
            <chart:data-point/>
          </chart:series>
          <chart:series chart:label-cell-address="local-table.$H$1" chart:values-cell-range-address="local-table.$H$2" chart:class="chart:bar" chart:attached-axis="primary-y" chart:style-name="G0S6">
            <chart:data-label chart:style-name="DL06"/>
            <chart:data-point/>
          </chart:series>
          <chart:series chart:label-cell-address="local-table.$I$1" chart:values-cell-range-address="local-table.$I$2" chart:class="chart:bar" chart:attached-axis="primary-y" chart:style-name="G0S7">
            <chart:data-label chart:style-name="DL07"/>
            <chart:data-point/>
          </chart:series>
          <chart:series chart:label-cell-address="local-table.$J$1" chart:values-cell-range-address="local-table.$J$2" chart:class="chart:bar" chart:attached-axis="primary-y" chart:style-name="G0S8">
            <chart:data-label chart:style-name="DL08"/>
            <chart:data-point/>
          </chart:series>
          <chart:series chart:label-cell-address="local-table.$K$1" chart:values-cell-range-address="local-table.$K$2" chart:class="chart:bar" chart:attached-axis="primary-y" chart:style-name="G0S9">
            <chart:data-label chart:style-name="DL09"/>
            <chart:data-point/>
          </chart:series>
          <chart:series chart:label-cell-address="local-table.$L$1" chart:values-cell-range-address="local-table.$L$2" chart:class="chart:bar" chart:attached-axis="primary-y" chart:style-name="G0S10">
            <chart:data-label chart:style-name="DL010"/>
            <chart:data-point/>
          </chart:series>
          <chart:series chart:label-cell-address="local-table.$M$1" chart:values-cell-range-address="local-table.$M$2" chart:class="chart:bar" chart:attached-axis="primary-y" chart:style-name="G0S11">
            <chart:data-label chart:style-name="DL011"/>
            <chart:data-point/>
          </chart:series>
          <chart:series chart:label-cell-address="local-table.$N$1" chart:values-cell-range-address="local-table.$N$2" chart:class="chart:bar" chart:attached-axis="primary-y" chart:style-name="G0S12">
            <chart:data-label chart:style-name="DL012"/>
            <chart:data-point/>
          </chart:series>
          <chart:series chart:label-cell-address="local-table.$O$1" chart:values-cell-range-address="local-table.$O$2" chart:class="chart:bar" chart:attached-axis="primary-y" chart:style-name="G0S13">
            <chart:data-label chart:style-name="DL013"/>
            <chart:data-point/>
          </chart:series>
          <chart:series chart:label-cell-address="local-table.$P$1" chart:values-cell-range-address="local-table.$P$2" chart:class="chart:bar" chart:attached-axis="primary-y" chart:style-name="G0S14">
            <chart:data-label chart:style-name="DL014"/>
            <chart:data-point/>
          </chart:series>
          <chart:series chart:label-cell-address="local-table.$Q$1" chart:values-cell-range-address="local-table.$Q$2" chart:class="chart:bar" chart:attached-axis="primary-y" chart:style-name="G0S15">
            <chart:data-label chart:style-name="DL015"/>
            <chart:data-point chart:style-name="G0S15P0">
              <chart:data-label chart:style-name="DL0150"/>
            </chart:data-point>
          </chart:series>
          <chart:series chart:label-cell-address="local-table.$R$1" chart:values-cell-range-address="local-table.$R$2" chart:class="chart:bar" chart:attached-axis="primary-y" chart:style-name="G0S16">
            <chart:data-label chart:style-name="DL016"/>
            <chart:data-point/>
          </chart:series>
          <chart:series chart:label-cell-address="local-table.$S$1" chart:values-cell-range-address="local-table.$S$2" chart:class="chart:bar" chart:attached-axis="primary-y" chart:style-name="G0S17">
            <chart:data-label chart:style-name="DL017"/>
            <chart:data-point/>
          </chart:series>
          <chart:series chart:label-cell-address="local-table.$T$1" chart:values-cell-range-address="local-table.$T$2" chart:class="chart:bar" chart:attached-axis="primary-y" chart:style-name="G0S18">
            <chart:data-label chart:style-name="DL018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/>
              <table:table-cell office:value-type="string">
                <text:p>21760</text:p>
              </table:table-cell>
              <table:table-cell office:value-type="string">
                <text:p>88863</text:p>
              </table:table-cell>
              <table:table-cell office:value-type="string">
                <text:p>118549</text:p>
              </table:table-cell>
              <table:table-cell office:value-type="string">
                <text:p>153893</text:p>
              </table:table-cell>
              <table:table-cell office:value-type="string">
                <text:p>154256</text:p>
              </table:table-cell>
              <table:table-cell office:value-type="string">
                <text:p>158978</text:p>
              </table:table-cell>
              <table:table-cell office:value-type="string">
                <text:p>182191</text:p>
              </table:table-cell>
              <table:table-cell office:value-type="string">
                <text:p>227775</text:p>
              </table:table-cell>
              <table:table-cell office:value-type="string">
                <text:p>230507</text:p>
              </table:table-cell>
              <table:table-cell office:value-type="string">
                <text:p>242428</text:p>
              </table:table-cell>
              <table:table-cell office:value-type="string">
                <text:p>250679</text:p>
              </table:table-cell>
              <table:table-cell office:value-type="string">
                <text:p>258219</text:p>
              </table:table-cell>
              <table:table-cell office:value-type="string">
                <text:p>347008</text:p>
              </table:table-cell>
              <table:table-cell office:value-type="string">
                <text:p>347393</text:p>
              </table:table-cell>
              <table:table-cell office:value-type="string">
                <text:p>351192</text:p>
              </table:table-cell>
              <table:table-cell office:value-type="string">
                <text:p>411922</text:p>
              </table:table-cell>
              <table:table-cell office:value-type="string">
                <text:p>439981</text:p>
              </table:table-cell>
              <table:table-cell office:value-type="string">
                <text:p>470762</text:p>
              </table:table-cell>
              <table:table-cell office:value-type="string">
                <text:p>472712</text:p>
              </table:table-cell>
            </table:table-row>
          </table:table-header-rows>
          <table:table-row>
            <table:table-cell office:value-type="string">
              <text:p>Итог</text:p>
            </table:table-cell>
            <table:table-cell office:value-type="float" office:value="1592"/>
            <table:table-cell office:value-type="float" office:value="1079"/>
            <table:table-cell office:value-type="float" office:value="2288"/>
            <table:table-cell office:value-type="float" office:value="1381"/>
            <table:table-cell office:value-type="float" office:value="1394"/>
            <table:table-cell office:value-type="float" office:value="4240"/>
            <table:table-cell office:value-type="float" office:value="1541"/>
            <table:table-cell office:value-type="float" office:value="1266"/>
            <table:table-cell office:value-type="float" office:value="3824"/>
            <table:table-cell office:value-type="float" office:value="938"/>
            <table:table-cell office:value-type="float" office:value="5079"/>
            <table:table-cell office:value-type="float" office:value="1036"/>
            <table:table-cell office:value-type="float" office:value="2508"/>
            <table:table-cell office:value-type="float" office:value="2092"/>
            <table:table-cell office:value-type="float" office:value="3501"/>
            <table:table-cell office:value-type="float" office:value="8071"/>
            <table:table-cell office:value-type="float" office:value="1320"/>
            <table:table-cell office:value-type="float" office:value="1776"/>
            <table:table-cell office:value-type="float" office:value="93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50.2pt" svg:width="517.8pt" chart:style-name="Crt0">
        <chart:title chart:style-name="CT00">
          <text:p text:style-name="a0" text:class-names="" text:cond-style-name="">Users allocation by time zones<text:s text:c="1"/>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2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23" chart:class="chart:bar" chart:attached-axis="primary-y" chart:style-name="G0S0">
            <chart:data-label chart:style-name="DL00"/>
            <chart:data-point chart:repeated="2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Итог</text:p>
              </table:table-cell>
            </table:table-row>
          </table:table-header-rows>
          <table:table-row>
            <table:table-cell office:value-type="string">
              <text:p>UTC+0</text:p>
            </table:table-cell>
            <table:table-cell office:value-type="float" office:value="422578120"/>
          </table:table-row>
          <table:table-row>
            <table:table-cell office:value-type="string">
              <text:p>UTC+1</text:p>
            </table:table-cell>
            <table:table-cell office:value-type="float" office:value="788888006"/>
          </table:table-row>
          <table:table-row>
            <table:table-cell office:value-type="string">
              <text:p>UTC+10</text:p>
            </table:table-cell>
            <table:table-cell office:value-type="float" office:value="5767611"/>
          </table:table-row>
          <table:table-row>
            <table:table-cell office:value-type="string">
              <text:p>UTC+11</text:p>
            </table:table-cell>
            <table:table-cell office:value-type="float" office:value="9691447"/>
          </table:table-row>
          <table:table-row>
            <table:table-cell office:value-type="string">
              <text:p>UTC+12</text:p>
            </table:table-cell>
            <table:table-cell office:value-type="float" office:value="10930004"/>
          </table:table-row>
          <table:table-row>
            <table:table-cell office:value-type="string">
              <text:p>UTC+2</text:p>
            </table:table-cell>
            <table:table-cell office:value-type="float" office:value="559436940"/>
          </table:table-row>
          <table:table-row>
            <table:table-cell office:value-type="string">
              <text:p>UTC+3</text:p>
            </table:table-cell>
            <table:table-cell office:value-type="float" office:value="386923470"/>
          </table:table-row>
          <table:table-row>
            <table:table-cell office:value-type="string">
              <text:p>UTC+4</text:p>
            </table:table-cell>
            <table:table-cell office:value-type="float" office:value="84495830"/>
          </table:table-row>
          <table:table-row>
            <table:table-cell office:value-type="string">
              <text:p>UTC+5</text:p>
            </table:table-cell>
            <table:table-cell office:value-type="float" office:value="60121389"/>
          </table:table-row>
          <table:table-row>
            <table:table-cell office:value-type="string">
              <text:p>UTC+6</text:p>
            </table:table-cell>
            <table:table-cell office:value-type="float" office:value="51737302"/>
          </table:table-row>
          <table:table-row>
            <table:table-cell office:value-type="string">
              <text:p>UTC+7</text:p>
            </table:table-cell>
            <table:table-cell office:value-type="float" office:value="62041231"/>
          </table:table-row>
          <table:table-row>
            <table:table-cell office:value-type="string">
              <text:p>UTC+8</text:p>
            </table:table-cell>
            <table:table-cell office:value-type="float" office:value="16109643"/>
          </table:table-row>
          <table:table-row>
            <table:table-cell office:value-type="string">
              <text:p>UTC+9</text:p>
            </table:table-cell>
            <table:table-cell office:value-type="float" office:value="21037942"/>
          </table:table-row>
          <table:table-row>
            <table:table-cell office:value-type="string">
              <text:p>UTC-1</text:p>
            </table:table-cell>
            <table:table-cell office:value-type="float" office:value="4606482"/>
          </table:table-row>
          <table:table-row>
            <table:table-cell office:value-type="string">
              <text:p>UTC-2</text:p>
            </table:table-cell>
            <table:table-cell office:value-type="float" office:value="3197412"/>
          </table:table-row>
          <table:table-row>
            <table:table-cell office:value-type="string">
              <text:p>UTC-3</text:p>
            </table:table-cell>
            <table:table-cell office:value-type="float" office:value="26896427"/>
          </table:table-row>
          <table:table-row>
            <table:table-cell office:value-type="string">
              <text:p>UTC-4</text:p>
            </table:table-cell>
            <table:table-cell office:value-type="float" office:value="52956654"/>
          </table:table-row>
          <table:table-row>
            <table:table-cell office:value-type="string">
              <text:p>UTC-5</text:p>
            </table:table-cell>
            <table:table-cell office:value-type="float" office:value="34276354"/>
          </table:table-row>
          <table:table-row>
            <table:table-cell office:value-type="string">
              <text:p>UTC-6</text:p>
            </table:table-cell>
            <table:table-cell office:value-type="float" office:value="22809173"/>
          </table:table-row>
          <table:table-row>
            <table:table-cell office:value-type="string">
              <text:p>UTC-7</text:p>
            </table:table-cell>
            <table:table-cell office:value-type="float" office:value="18209433"/>
          </table:table-row>
          <table:table-row>
            <table:table-cell office:value-type="string">
              <text:p>UTC-8</text:p>
            </table:table-cell>
            <table:table-cell office:value-type="float" office:value="29448806"/>
          </table:table-row>
          <table:table-row>
            <table:table-cell office:value-type="string">
              <text:p>UTC-9</text:p>
            </table:table-cell>
            <table:table-cell office:value-type="float" office:value="252431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